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left" draw:auto-grow-height="true" draw:auto-grow-width="true" fo:min-height="5.689cm" fo:min-width="19.01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9cm" fo:min-width="0.30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2cm" fo:min-width="17.088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left" draw:auto-grow-height="true" draw:auto-grow-width="false" fo:min-height="5.689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8.6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fo:font-size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6.019cm" svg:x="1cm" svg:y="19.021cm">
          <draw:text-box>
            <text:p><text:span text:style-name="T1">C <text:s/>C</text:span>ommon. Each one: </text:p>
            <text:p><text:s text:c="6"/>is known by its identifier and common spec</text:p>
            <text:p><text:s text:c="6"/>may have unknown or unknowable OEM</text:p>
            <text:p><text:s text:c="6"/>has not been modified after release from vendor</text:p>
            <text:p><text:s text:c="6"/>may be bought for re-sale</text:p>
            <text:p><text:s text:c="6"/>may be a component used in an assembly</text:p>
            <text:p><text:s text:c="4"/>ID code consists of a (category code -) identifier - specifications</text:p>
            <text:p><text:s text:c="6"/>and may have cross references to specific ID Codes (A,B, or C</text:p>
          </draw:text-box>
        </draw:frame>
        <draw:custom-shape draw:style-name="gr2" draw:text-style-name="P2" draw:layer="layout" svg:width="0.889cm" svg:height="0.889cm" svg:x="1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cm" svg:y="19.0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1" draw:layer="layout" svg:width="17.588cm" svg:height="4.276cm" svg:x="1cm" svg:y="1.254cm">
          <draw:text-box>
            <text:p><text:span text:style-name="T2">ID Code Guide for Projects, Products, Parts</text:span></text:p>
            <text:p><text:span text:style-name="T3">To promote ABC Analysis and identify contextual use of parts and the like.</text:span></text:p>
            <text:p><text:span text:style-name="T3"/></text:p>
            <text:p>For each ID code, include a designator A, B, or C.</text:p>
            <text:p><text:span text:style-name="T4"><text:s text:c="4"/>‘</text:span><text:span text:style-name="T4">A’ may be implied for ones with organization’s vendor code. </text:span></text:p>
            <text:p><text:span text:style-name="T4"><text:s text:c="4"/>‘</text:span><text:span text:style-name="T4">C’ may be implied for ones with a category as vendor code.</text:span></text:p>
            <text:p><text:span text:style-name="T4"><text:s text:c="4"/>‘</text:span><text:span text:style-name="T4">B’ may be implied for all other cases.</text:span></text:p>
          </draw:text-box>
        </draw:frame>
        <draw:frame draw:style-name="gr4" draw:text-style-name="P1" draw:layer="layout" svg:width="19.59cm" svg:height="6.019cm" svg:x="1cm" svg:y="5.803cm">
          <draw:text-box>
            <text:p><text:span text:style-name="T1">A <text:s/>A</text:span>ssembled (ultimately). Each one:</text:p>
            <text:p><text:s text:c="6"/>has a vendor associated with it</text:p>
            <text:p><text:s text:c="6"/>has a product code</text:p>
            <text:p><text:s text:c="6"/>has a unique product ID code or serial number</text:p>
            <text:p><text:s text:c="6"/>has a design managed by a change configuration system</text:p>
            <text:p><text:s text:c="6"/>has a reference indicating version/template used</text:p>
            <text:p><text:s text:c="6"/>may be alteration of a bartered item</text:p>
            <text:p><text:s text:c="6"/>may be manufactured or assembled internally or by a vendor</text:p>
          </draw:text-box>
        </draw:frame>
        <draw:frame draw:style-name="gr5" draw:text-style-name="P3" draw:layer="layout" svg:width="19.175cm" svg:height="2.147cm" svg:x="1cm" svg:y="25.076cm">
          <draw:text-box>
            <text:p><text:span text:style-name="T4">Notes: </text:span></text:p>
            <text:p><text:span text:style-name="T4"><text:s text:c="4"/></text:span><text:span text:style-name="T4">A category classifies what each item is. </text:span></text:p>
            <text:p><text:span text:style-name="T4"><text:s text:c="4"/></text:span><text:span text:style-name="T4">A department classifies a way that item are used.</text:span></text:p>
            <text:p><text:span text:style-name="T4"><text:s text:c="3"/></text:span></text:p>
          </draw:text-box>
        </draw:frame>
        <draw:frame draw:style-name="gr4" draw:text-style-name="P1" draw:layer="layout" svg:width="19.59cm" svg:height="6.019cm" svg:x="1cm" svg:y="12.43cm">
          <draw:text-box>
            <text:p>B <text:s/>Bartered. Each one:</text:p>
            <text:p><text:s text:c="6"/>has a vendor associated with it</text:p>
            <text:p><text:s text:c="6"/>has a product code</text:p>
            <text:p><text:s text:c="6"/>has not been modified after release from vendor</text:p>
            <text:p><text:s text:c="6"/>may be bought for re-sale</text:p>
            <text:p><text:s text:c="6"/>may be a component used in an assembly</text:p>
            <text:p><text:s text:c="4"/>ID code consists of Vendor reference – Part number or</text:p>
            <text:p><text:s text:c="6"/>an industry wide reference (UPC/ISBN et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08:56:11.326319958</meta:creation-date>
    <dc:date>2018-11-21T12:16:40.044505557</dc:date>
    <meta:editing-duration>PT48M37S</meta:editing-duration>
    <meta:editing-cycles>11</meta:editing-cycles>
    <meta:generator>LibreOffice/5.1.6.2$Linux_X86_64 LibreOffice_project/10m0$Build-2</meta:generator>
    <meta:document-statistic meta:object-count="8"/>
  </office:meta>
</office:document-meta>
</file>